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0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uter Language Processing</text:p>
          </draw:text-box>
        </draw:frame>
        <draw:frame presentation:style-name="pr2" draw:text-style-name="P1" draw:layer="layout" svg:width="25.199cm" svg:height="9.009cm" svg:x="1.4cm" svg:y="3.81cm" presentation:class="subtitle" presentation:user-transformed="true">
          <draw:text-box>
            <text:p>Adding Polymorphic types to Am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overview of the fea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Fow now we need to define abstract classes such as List for each type.</text:p>
                <text:p/>
                <text:p><text:span text:style-name="T1">We could define</text:span></text:p>
                <text:p><text:span text:style-name="T1">abstract class List[A]</text:span></text:p>
                <text:p><text:span text:style-name="T1">and then use List[Int], List[Boolean], List[String], etc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ghlight of the use of the feature</text:p>
          </draw:text-box>
        </draw:frame>
        <draw:frame draw:style-name="gr2" draw:text-style-name="P3" draw:layer="layout" svg:width="23.368cm" svg:height="10.205cm" svg:x="2.032cm" svg:y="4.019cm">
          <draw:text-box>
            <text:p>abstract class Option[A]</text:p>
            <text:p>case class Some[A](value: A) extends Option[A]</text:p>
            <text:p>case class None[A]() extends Option[A]</text:p>
            <text:p/>
            <text:p>def get[A](o : Option[A]) : A = {</text:p>
            <text:p><text:tab/>o match {</text:p>
            <text:p><text:tab/><text:tab/>case Some[A](a) =&gt; a</text:p>
            <text:p><text:tab/><text:tab/>case None[A] =&gt; error(“The option is empty.“)</text:p>
            <text:p><text:tab/>}</text:p>
            <text:p>}</text:p>
            <text:p/>
            <text:p text:style-name="P2">val x : String = “foo”;</text:p>
            <text:p text:style-name="P2">val o : Option[String] = Some[String](x);</text:p>
            <text:p>Std.println(get[String](o) ++ “bar”)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x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ecognize tokens for brackets (‘[‘ and ‘]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ow the use of parametric [T] for the definitions and types</text:p>
              </text:list-item>
              <text:list-item>
                <text:p>Add the corresponding polymorphic types informations in the A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e analyz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information about the parametric types in the symbol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 checker</text:p>
          </draw:text-box>
        </draw:frame>
        <draw:frame presentation:style-name="pr4" draw:layer="layout" svg:width="25.199cm" svg:height="4.308cm" svg:x="1.27cm" svg:y="3.058cm" presentation:class="outline" presentation:user-transformed="true">
          <draw:text-box>
            <text:list text:style-name="L2">
              <text:list-item>
                <text:p>Verify that when using the definitions with “real” types, the constraints are respected</text:p>
              </text:list-item>
            </text:list>
          </draw:text-box>
        </draw:frame>
        <draw:frame draw:style-name="gr2" draw:text-style-name="P3" draw:layer="layout" svg:width="24.384cm" svg:height="1.673cm" svg:x="2.54cm" svg:y="9.652cm">
          <draw:text-box>
            <text:p>Some[String](42) //Illegal</text:p>
            <text:p>Some[String](“bar”) //Legal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4:49:27.175874908</meta:creation-date>
    <dc:date>2018-12-13T15:58:46.108820205</dc:date>
    <meta:editing-duration>PT21M54S</meta:editing-duration>
    <meta:editing-cycles>2</meta:editing-cycles>
    <meta:generator>LibreOffice/6.1.3.2$Linux_X86_64 LibreOffice_project/10$Build-2</meta:generator>
    <meta:document-statistic meta:object-count="50"/>
  </office:meta>
</office:document-meta>
</file>